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Segoe UI" svg:font-family="&quot;Segoe UI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 style:font-name="Segoe UI" style:font-name-asian="Segoe UI" style:font-name-complex="Segoe UI" fo:font-size="9pt" style:font-size-asian="9pt" style:font-size-complex="9pt" fo:font-weight="normal" style:font-weight-asian="normal" style:font-weight-complex="normal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Courier New" style:font-name-asian="Courier New" style:font-name-complex="Courier New" fo:font-size="9pt" style:font-size-asian="9pt" style:font-size-complex="9pt" fo:font-weight="normal" style:font-weight-asian="normal" style:font-weight-complex="normal" style:font-family-generic="modern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Segoe UI" style:font-name-asian="Segoe UI" style:font-name-complex="Segoe UI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ourier New" style:font-name-asian="Courier New" style:font-name-complex="Courier Ne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0325cm"/>
    </style:style>
    <style:style style:name="co2" style:family="table-column">
      <style:table-column-properties fo:break-before="auto" style:column-width="14.0493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7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Parameter</text:p>
          </table:table-cell>
          <table:table-cell office:value-type="string" table:style-name="ce2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utoReconnect</text:p>
          </table:table-cell>
          <table:table-cell office:value-type="string" table:style-name="ce4">
            <text:p>When set to<text:s/><text:span text:style-name="T1">true</text:span>, the driver will try to re-establish a connection if it is lost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nnectTimeout</text:p>
          </table:table-cell>
          <table:table-cell office:value-type="string" table:style-name="ce4">
            <text:p>Sets the timeout value in seconds for establishing a connection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ocketTimeout</text:p>
          </table:table-cell>
          <table:table-cell office:value-type="string" table:style-name="ce4">
            <text:p>Sets the timeout value in seconds for socket read operations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seCompression</text:p>
          </table:table-cell>
          <table:table-cell office:value-type="string" table:style-name="ce4">
            <text:p>Specifies whether to use compression for the MySQL connection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useJDBCCompliantTimezoneShift</text:p>
          </table:table-cell>
          <table:table-cell office:value-type="string" table:style-name="ce4">
            <text:p>When set to<text:s/><text:span text:style-name="T1">true</text:span>, uses JDBC-compliant time zone shift, adjusting timestamps to UTC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seLegacyDatetimeCode</text:p>
          </table:table-cell>
          <table:table-cell office:value-type="string" table:style-name="ce4">
            <text:p>When set to<text:s/><text:span text:style-name="T1">false</text:span>, uses new date/time code, allowing use of<text:s/><text:span text:style-name="T1">java.time</text:span><text:s/>types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seTimezone</text:p>
          </table:table-cell>
          <table:table-cell office:value-type="string" table:style-name="ce4">
            <text:p>Sets the client's time zone for date and time types.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serverTimezone</text:p>
          </table:table-cell>
          <table:table-cell office:value-type="string" table:style-name="ce4">
            <text:p>Sets the server's time zone. Useful for cases where the server time zone is different from the client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ifyServerCertificate</text:p>
          </table:table-cell>
          <table:table-cell office:value-type="string" table:style-name="ce4">
            <text:p>When using SSL, whether to verify the server's certificate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quireSSL</text:p>
          </table:table-cell>
          <table:table-cell office:value-type="string" table:style-name="ce4">
            <text:p>Requires SSL for the connection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nabledTLSProtocols</text:p>
          </table:table-cell>
          <table:table-cell office:value-type="string" table:style-name="ce4">
            <text:p>A comma-separated list of TLS protocol versions to use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nabledSSLCipherSuites</text:p>
          </table:table-cell>
          <table:table-cell office:value-type="string" table:style-name="ce4">
            <text:p>A comma-separated list of SSL cipher suites to use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ailOverReadOnly</text:p>
          </table:table-cell>
          <table:table-cell office:value-type="string" table:style-name="ce4">
            <text:p>For MySQL replication setups, allows read-only failover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adOnly</text:p>
          </table:table-cell>
          <table:table-cell office:value-type="string" table:style-name="ce4">
            <text:p>Sets the connection to read-only mode.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Segoe UI" svg:font-family="&quot;Segoe UI&quot;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Aitor Carreño Marqués</meta:initial-creator>
    <dc:creator>Aitor Carreño Marqués</dc:creator>
    <meta:creation-date>2024-04-03T17:31:23Z</meta:creation-date>
    <dc:date>2024-04-03T19:23:38Z</dc:date>
  </office:meta>
</office:document-meta>
</file>